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8pt" officeooo:paragraph-rsid="0015587d" style:font-size-asian="18pt" style:font-size-complex="18pt"/>
    </style:style>
    <style:style style:name="P2" style:family="paragraph" style:parent-style-name="Standard" style:list-style-name="L1">
      <style:text-properties fo:font-size="22pt" officeooo:paragraph-rsid="0014ea26" style:font-size-asian="22pt" style:font-size-complex="22pt"/>
    </style:style>
    <style:style style:name="P3" style:family="paragraph" style:parent-style-name="Standard" style:list-style-name="L1">
      <style:text-properties fo:font-size="22pt" officeooo:paragraph-rsid="0015587d" style:font-size-asian="22pt" style:font-size-complex="22pt"/>
    </style:style>
    <style:style style:name="P4" style:family="paragraph" style:parent-style-name="Standard">
      <style:text-properties fo:font-size="36pt" style:font-size-asian="36pt" style:font-size-complex="36pt"/>
    </style:style>
    <style:style style:name="P5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" fo:font-size="22pt" fo:font-style="normal" style:text-underline-style="none" fo:font-weight="normal" style:text-blinking="false" fo:background-color="transparent" style:font-size-asian="22pt" style:font-size-complex="22pt"/>
    </style:style>
    <style:style style:name="T1" style:family="text">
      <style:text-properties officeooo:rsid="0013f77c"/>
    </style:style>
    <style:style style:name="T2" style:family="text">
      <style:text-properties officeooo:rsid="0014ea26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officeooo:rsid="0014ea26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officeooo:rsid="0015587d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4ea26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5587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4ea26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5c690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4ea26" style:text-blinking="false" fo:background-color="transparent" loext:char-shading-value="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Լեգենդ</text:p>
      <text:list xml:id="list875643243" text:style-name="L1">
        <text:list-item>
          <text:p text:style-name="P5"><text:bookmark text:name="docs-internal-guid-567c2e6c-3155-8e20-ba03-9ac51bb569c3"/>Կանաչ <text:span text:style-name="T1">- </text:span>խոտ, բազմանում են մոտակա 8 վանդակներում յուրաքանչյուր <text:span text:style-name="T1">20 օրը մեկ:</text:span></text:p>
        </text:list-item>
        <text:list-item>
          <text:p text:style-name="P5"><text:bookmark text:name="docs-internal-guid-4952e6e8-315d-25c9-3fb4-eb48fcdeb4f7"/>Դեղին - խոտակեր, ապրում են խոտեր ուտելով, բազմանում <text:span text:style-name="T2">20</text:span> անգամ անընդմեջ խոտ ուտելով և մեռնում 5 անգամ անընդմեջ չուտելուց:</text:p>
        </text:list-item>
        <text:list-item>
          <text:p text:style-name="P2">Կարմիր –<text:span text:style-name="T2"> գիշատիչ, ապրում է խոտակեր ուտելով, բազմանում է 1 անգամ <text:s/></text:span><text:span text:style-name="T5">խոտակեր ուտելով եւ մեռնում <text:s/></text:span><text:span text:style-name="T2">20 </text:span><text:span text:style-name="T5">անգամ անընդմեջ չուտելուց:</text:span></text:p>
        </text:list-item>
        <text:list-item>
          <text:p text:style-name="P2"><text:span text:style-name="T5">Կապույտ – վարակ, այն շարժվում է միայն խոտով եւ վարակում խոտը ամեն 7 օրը մեկ:</text:span></text:p>
        </text:list-item>
        <text:list-item>
          <text:p text:style-name="P3"><text:span text:style-name="T5">Սեւ – հակավարակ, ապրում է վարակ ուտելով, </text:span><text:span text:style-name="T9"><text:s/></text:span><text:span text:style-name="T7">բազմանում </text:span><text:span text:style-name="T6">15</text:span><text:span text:style-name="T7"> անգամ անընդմեջ վարակ ուտելով եւ <text:s/>եւ մեռնում </text:span><text:span text:style-name="T8">90 </text:span><text:span text:style-name="T7">անգամ անընդմեջ չուտելուց: </text:span><text:span text:style-name="T6">Հակավարակը կատարում է խոտերի բուժիչ դեր, այսինքն ուտելով վարակին այդ նույն տեղում նորից բուսնում է առողջ խոտ</text:span></text:p>
          <text:p text:style-name="P1"><text:span text:style-name="T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4:25:35.546537000</meta:creation-date>
    <dc:date>2018-06-24T15:00:11.963852000</dc:date>
    <meta:editing-duration>PT12M44S</meta:editing-duration>
    <meta:editing-cycles>2</meta:editing-cycles>
    <meta:generator>LibreOffice/5.3.3.2$MacOSX_X86_64 LibreOffice_project/3d9a8b4b4e538a85e0782bd6c2d430bafe583448</meta:generator>
    <meta:document-statistic meta:table-count="0" meta:image-count="0" meta:object-count="0" meta:page-count="1" meta:paragraph-count="7" meta:word-count="106" meta:character-count="637" meta:non-whitespace-character-count="536"/>
  </office:meta>
</office:document-meta>
</file>